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1.34cm"/>
    </style:style>
    <style:style style:name="gr2" style:family="graphic" style:parent-style-name="standard">
      <style:graphic-properties draw:textarea-horizontal-align="justify" draw:textarea-vertical-align="middle" draw:auto-grow-height="false" fo:min-height="0.67cm" fo:min-width="2.118cm"/>
    </style:style>
    <style:style style:name="gr3" style:family="graphic" style:parent-style-name="standard">
      <style:graphic-properties draw:textarea-horizontal-align="justify" draw:textarea-vertical-align="middle" draw:auto-grow-height="false" fo:min-height="0.67cm" fo:min-width="1.834cm"/>
    </style:style>
    <style:style style:name="gr4" style:family="graphic" style:parent-style-name="standard">
      <style:graphic-properties draw:textarea-horizontal-align="justify" draw:textarea-vertical-align="middle" draw:auto-grow-height="false" fo:min-height="0.67cm" fo:min-width="2.47cm"/>
    </style:style>
    <style:style style:name="gr5" style:family="graphic" style:parent-style-name="standard">
      <style:graphic-properties draw:textarea-horizontal-align="justify" draw:textarea-vertical-align="middle" draw:auto-grow-height="false" fo:min-height="0.67cm" fo:min-width="1.48cm"/>
    </style:style>
    <style:style style:name="gr6" style:family="graphic" style:parent-style-name="standard">
      <style:graphic-properties draw:textarea-horizontal-align="justify" draw:textarea-vertical-align="middle" draw:auto-grow-height="false" fo:min-height="0.67cm" fo:min-width="2.046cm"/>
    </style:style>
    <style:style style:name="gr7" style:family="graphic" style:parent-style-name="standard">
      <style:graphic-properties draw:textarea-horizontal-align="justify" draw:textarea-vertical-align="middle" draw:auto-grow-height="false" fo:min-height="0.67cm" fo:min-width="2.894cm"/>
    </style:style>
    <style:style style:name="gr8" style:family="graphic" style:parent-style-name="standard">
      <style:graphic-properties draw:textarea-horizontal-align="justify" draw:textarea-vertical-align="middle" draw:auto-grow-height="false" fo:min-height="0.67cm" fo:min-width="2.188cm"/>
    </style:style>
    <style:style style:name="gr9" style:family="graphic" style:parent-style-name="standard">
      <style:graphic-properties draw:textarea-horizontal-align="justify" draw:textarea-vertical-align="middle" draw:auto-grow-height="false" fo:min-height="0.67cm" fo:min-width="1.904cm"/>
    </style:style>
    <style:style style:name="gr10" style:family="graphic" style:parent-style-name="standard">
      <style:graphic-properties draw:textarea-horizontal-align="justify" draw:textarea-vertical-align="middle" draw:auto-grow-height="false" fo:min-height="0.67cm" fo:min-width="2.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cm" svg:height="1cm" svg:x="9cm" svg:y="1.7cm">
          <text:p text:style-name="P1">1: 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7cm" svg:height="1.3cm" svg:x="1.3cm" svg:y="4cm">
          <text:p text:style-name="P1">2: /dum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3.3cm" svg:height="1.3cm" svg:x="1.5cm" svg:y="6.7cm">
          <text:p text:style-name="P1">3: /:d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4.2cm" svg:height="1.3cm" svg:x="5.8cm" svg:y="4cm">
          <text:p text:style-name="P1">4: /ques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2.8cm" svg:height="1.3cm" svg:x="6.5cm" svg:y="6.7cm">
          <text:p text:style-name="P1">5: /:q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3.6cm" svg:height="1.3cm" svg:x="10.8cm" svg:y="4cm">
          <text:p text:style-name="P1">6: /pos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4.8cm" svg:height="1.3cm" svg:x="10.2cm" svg:y="6.7cm">
          <text:p text:style-name="P1">7: /:use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" draw:id="id5" draw:layer="layout" svg:width="3.8cm" svg:height="1.3cm" svg:x="15.5cm" svg:y="4cm">
          <text:p text:style-name="P1">8: /ac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3.4cm" svg:height="1.3cm" svg:x="11.1cm" svg:y="9.2cm">
          <text:p text:style-name="P1">9: /sign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" draw:id="id11" draw:layer="layout" svg:width="3.8cm" svg:height="1.3cm" svg:x="15.5cm" svg:y="9.275cm">
          <text:p text:style-name="P1">10: /sign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0" draw:id="id10" draw:layer="layout" svg:width="4.1cm" svg:height="1.3cm" svg:x="19.8cm" svg:y="9.3cm">
          <text:p text:style-name="P1">11: /signOu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2" draw:layer="layout" svg:x1="10.3cm" svg:y1="2.7cm" svg:x2="3.15cm" svg:y2="4cm" draw:start-shape="id1" draw:start-glue-point="8" draw:end-shape="id2" draw:end-glue-point="4" svg:d="M10300 2700v651h-7150v649" svg:viewBox="0 0 7151 1301">
          <text:p/>
        </draw:connector>
        <draw:connector draw:style-name="gr11" draw:text-style-name="P2" draw:layer="layout" svg:x1="10.3cm" svg:y1="2.7cm" svg:x2="7.9cm" svg:y2="4cm" draw:start-shape="id1" draw:start-glue-point="8" draw:end-shape="id3" draw:end-glue-point="4" svg:d="M10300 2700v651h-2400v649" svg:viewBox="0 0 2401 1301">
          <text:p/>
        </draw:connector>
        <draw:connector draw:style-name="gr11" draw:text-style-name="P2" draw:layer="layout" svg:x1="10.3cm" svg:y1="2.7cm" svg:x2="12.6cm" svg:y2="4cm" draw:start-shape="id1" draw:start-glue-point="8" draw:end-shape="id4" draw:end-glue-point="4" svg:d="M10300 2700v651h2300v649" svg:viewBox="0 0 2301 1301">
          <text:p/>
        </draw:connector>
        <draw:connector draw:style-name="gr11" draw:text-style-name="P2" draw:layer="layout" svg:x1="10.3cm" svg:y1="2.7cm" svg:x2="17.4cm" svg:y2="4cm" draw:start-shape="id1" draw:start-glue-point="8" draw:end-shape="id5" draw:end-glue-point="4" svg:d="M10300 2700v651h7100v649" svg:viewBox="0 0 7101 1301">
          <text:p/>
        </draw:connector>
        <draw:connector draw:style-name="gr11" draw:text-style-name="P2" draw:layer="layout" svg:x1="3.15cm" svg:y1="5.3cm" svg:x2="3.15cm" svg:y2="6.7cm" draw:start-shape="id2" draw:start-glue-point="8" draw:end-shape="id6" draw:end-glue-point="4" svg:d="M3150 5300v1400" svg:viewBox="0 0 1 1401">
          <text:p/>
        </draw:connector>
        <draw:connector draw:style-name="gr11" draw:text-style-name="P2" draw:layer="layout" svg:x1="7.9cm" svg:y1="5.3cm" svg:x2="7.9cm" svg:y2="6.7cm" draw:start-shape="id3" draw:start-glue-point="8" draw:end-shape="id7" draw:end-glue-point="4" svg:d="M7900 5300v1400" svg:viewBox="0 0 1 1401">
          <text:p/>
        </draw:connector>
        <draw:connector draw:style-name="gr11" draw:text-style-name="P2" draw:layer="layout" svg:x1="12.6cm" svg:y1="5.3cm" svg:x2="12.6cm" svg:y2="6.7cm" draw:start-shape="id4" draw:start-glue-point="8" draw:end-shape="id8" draw:end-glue-point="4" svg:d="M12600 5300v1400" svg:viewBox="0 0 1 1401">
          <text:p/>
        </draw:connector>
        <draw:connector draw:style-name="gr11" draw:text-style-name="P2" draw:layer="layout" draw:line-skew="1.049cm" svg:x1="17.4cm" svg:y1="5.3cm" svg:x2="12.8cm" svg:y2="9.2cm" draw:start-shape="id5" draw:start-glue-point="8" draw:end-shape="id9" draw:end-glue-point="4" svg:d="M17400 5300v3000h-4600v900" svg:viewBox="0 0 4601 3901">
          <text:p/>
        </draw:connector>
        <draw:connector draw:style-name="gr11" draw:text-style-name="P2" draw:layer="layout" draw:line-skew="1.049cm" svg:x1="17.4cm" svg:y1="5.3cm" svg:x2="21.85cm" svg:y2="9.3cm" draw:start-shape="id5" draw:start-glue-point="8" draw:end-shape="id10" draw:end-glue-point="4" svg:d="M17400 5300v3050h4450v950" svg:viewBox="0 0 4451 4001">
          <text:p/>
        </draw:connector>
        <draw:connector draw:style-name="gr11" draw:text-style-name="P2" draw:layer="layout" svg:x1="17.4cm" svg:y1="5.3cm" svg:x2="17.4cm" svg:y2="9.275cm" draw:start-shape="id5" draw:start-glue-point="8" draw:end-shape="id11" draw:end-glue-point="4" svg:d="M17400 5300v3975" svg:viewBox="0 0 1 3976">
          <text:p/>
        </draw:connector>
        <officeooo:annotation svg:x="9.347cm" svg:y="1.953cm">
          <dc:date>2017-01-28T21:37:16</dc:date>
          <text:p>Latest activities of users, own questions, comments, news</text:p>
        </officeooo:annotation>
        <officeooo:annotation svg:x="1.335cm" svg:y="4.427cm">
          <dc:date>2017-01-28T21:47:42</dc:date>
          <text:p>Displays all dumps/notes that were not sorted out using the provided filter functionality. You can create a new dumps, search/filter dumps, subscribe to a user or favorize a dump.</text:p>
          <text:p/>
          <text:p>Your own dumps and favorized dumps are shown by default. </text:p>
        </officeooo:annotation>
        <officeooo:annotation svg:x="1.607cm" svg:y="7.097cm">
          <dc:date>2017-01-28T21:46:46</dc:date>
          <text:p>Displays a specific dump with full text and comments.</text:p>
        </officeooo:annotation>
        <officeooo:annotation svg:x="5.687cm" svg:y="4.402cm">
          <dc:date>2017-01-28T21:47:29</dc:date>
          <text:p>Displays all questions, filter questions, create new ones, view a question.</text:p>
        </officeooo:annotation>
        <officeooo:annotation svg:x="6.478cm" svg:y="7.122cm">
          <dc:date>2017-01-28T21:50:04</dc:date>
          <text:p>Shows a specific question with all answers. You can comment or answer the question, approve/like it, link dumps/notes to this question.</text:p>
        </officeooo:annotation>
        <officeooo:annotation svg:x="10.682cm" svg:y="4.328cm">
          <dc:date>2017-01-28T21:53:27</dc:date>
          <text:p>Displays all posters. Filter posters and open a profile.</text:p>
        </officeooo:annotation>
        <officeooo:annotation svg:x="10.212cm" svg:y="7.048cm">
          <dc:date>2017-01-28T21:53:52</dc:date>
          <text:p>Displays the folter of a specific user.</text:p>
        </officeooo:annotation>
        <officeooo:annotation svg:x="15.405cm" svg:y="4.402cm">
          <dc:date>2017-01-28T21:54:59</dc:date>
          <text:p>Shows the account of the current user. Redirect to SignIn if not logged in. Otherwise shows all settings. Change Email or password.</text:p>
        </officeooo:annotation>
        <officeooo:annotation svg:x="10.855cm" svg:y="9.521cm">
          <dc:date>2017-01-28T21:55:17</dc:date>
          <text:p>Create a new user account.</text:p>
        </officeooo:annotation>
        <officeooo:annotation svg:x="15.38cm" svg:y="9.644cm">
          <dc:date>2017-01-28T21:57:59</dc:date>
          <text:p>Sign in to an existing account.</text:p>
        </officeooo:annotation>
        <officeooo:annotation svg:x="19.708cm" svg:y="9.669cm">
          <dc:date>2017-01-28T21:58:26</dc:date>
          <text:p>Sign out of logged in account. Redirect to (10).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8T21:07:30.528000000</meta:creation-date>
    <dc:date>2017-01-28T21:58:38.021000000</dc:date>
    <meta:editing-duration>PT19M41S</meta:editing-duration>
    <meta:editing-cycles>4</meta:editing-cycles>
    <meta:generator>LibreOffice/5.2.2.2$Windows_x86 LibreOffice_project/8f96e87c890bf8fa77463cd4b640a2312823f3ad</meta:generator>
    <meta:document-statistic meta:object-count="21"/>
  </office:meta>
</office:document-meta>
</file>